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9aa18" officeooo:paragraph-rsid="0009aa18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50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ac579" officeooo:paragraph-rsid="000ac57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7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0" style:family="paragraph" style:parent-style-name="Standard">
      <style:paragraph-properties fo:line-height="150%" style:writing-mode="lr-tb"/>
      <style:text-properties style:font-name="Times New Roman" officeooo:rsid="000753d3" officeooo:paragraph-rsid="000753d3" style:font-name-asian="Times New Roman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weight="bold" style:font-name-asian="Times New Roman" style:font-weight-asian="bold" style:font-name-complex="Times New Roman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Aluno</text:span><text:span text:style-name="T1">: &lt;Nome do Aluno&gt;<text:tab/><text:tab/><text:tab/><text:tab/><text:tab/></text:span><text:span text:style-name="T2">Data:</text:span><text:span text:style-name="T1"> dd/mm/aaaa</text:span></text:p>
      <text:p text:style-name="P3"><text:span text:style-name="T2">Fase/Iteração:</text:span><text:span text:style-name="T1"> &lt;Identificador da Fase e/ou Iteração&gt;<text:tab/><text:tab/></text:span><text:span text:style-name="T2">Esforço Total:</text:span><text:span text:style-name="T1"> &lt;Horas totais&gt;</text:span></text:p>
      <text:p text:style-name="P4"/>
      <text:p text:style-name="P3"><text:span text:style-name="T2">Atividade: <text:s/>&lt;Nome da Atividade&gt;<text:tab/></text:span><text:span text:style-name="T1"><text:tab/><text:tab/></text:span><text:span text:style-name="T2">Esforço: <text:s/>&lt;Horas investidas na atividade&gt;</text:span></text:p>
      <text:p text:style-name="P4">Descrição: &lt;Descrever a atividade&gt;<text:tab/><text:tab/></text:p>
      <text:p text:style-name="P4">Produtos: &lt;Citar os produtos desenvolvidos na realização da atividade&gt;</text:p>
      <text:p text:style-name="P4">Equipe: &lt;Descrever se foi realizado em equipe ou se não se aplica&gt;</text:p>
      <text:p text:style-name="P10">Artefato: &lt;Identificar claramente qual artefato desenvolvido&gt;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9aa18" officeooo:paragraph-rsid="0009aa18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ac579" officeooo:paragraph-rsid="000ac57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Nome do Projeto</text:p>
        <text:p text:style-name="MP3">Relatório Individual</text:p>
        <text:p text:style-name="MP4"/>
      </style:header>
      <style:header-first style:display="false">
        <text:p text:style-name="MP1">Fábrica de Software – Instituto de Informática – Universidade Federal de Goiás</text:p>
        <text:p text:style-name="MP5">RELPREV-022013</text:p>
        <text:p text:style-name="MP3">Relatório Individual</text:p>
        <text:p text:style-name="MP4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dc:title/>
    <meta:initial-creator/>
    <meta:editing-cycles>5</meta:editing-cycles>
    <dc:date>2013-11-12T21:16:38.205000000</dc:date>
    <meta:editing-duration>PT27S</meta:editing-duration>
    <meta:document-statistic meta:table-count="0" meta:image-count="0" meta:object-count="0" meta:page-count="1" meta:paragraph-count="14" meta:word-count="84" meta:character-count="660" meta:non-whitespace-character-count="573"/>
  </office:meta>
</office:document-meta>
</file>